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07cm" fo:margin-left="0.116cm" table:align="left"/>
    </style:style>
    <style:style style:name="Tabelle2.A" style:family="table-column">
      <style:table-column-properties style:column-width="8.387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6" style:family="table-row">
      <style:table-row-properties style:min-row-height="1.08cm"/>
    </style:style>
    <style:style style:name="Tabelle2.7" style:family="table-row">
      <style:table-row-properties style:min-row-height="1.191cm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Standard">
      <style:text-properties officeooo:rsid="001dbf81" officeooo:paragraph-rsid="001dbf81"/>
    </style:style>
    <style:style style:name="P4" style:family="paragraph" style:parent-style-name="Standard">
      <style:text-properties officeooo:rsid="001f6c7a" officeooo:paragraph-rsid="001f6c7a"/>
    </style:style>
    <style:style style:name="P5" style:family="paragraph" style:parent-style-name="Table_20_Contents">
      <style:text-properties officeooo:rsid="0012d696" officeooo:paragraph-rsid="0012d696"/>
    </style:style>
    <style:style style:name="P6" style:family="paragraph" style:parent-style-name="Table_20_Contents">
      <style:text-properties officeooo:rsid="001488c3" officeooo:paragraph-rsid="001488c3"/>
    </style:style>
    <style:style style:name="P7" style:family="paragraph" style:parent-style-name="Table_20_Contents">
      <style:text-properties officeooo:paragraph-rsid="001488c3"/>
    </style:style>
    <style:style style:name="P8" style:family="paragraph" style:parent-style-name="Table_20_Contents">
      <style:text-properties officeooo:rsid="001bd12c" officeooo:paragraph-rsid="001bd12c"/>
    </style:style>
    <style:style style:name="P9" style:family="paragraph" style:parent-style-name="Table_20_Contents">
      <style:text-properties officeooo:rsid="001dbf81" officeooo:paragraph-rsid="001dbf81"/>
    </style:style>
    <style:style style:name="P10" style:family="paragraph" style:parent-style-name="Standard">
      <style:text-properties officeooo:rsid="001f6c7a" officeooo:paragraph-rsid="001f6c7a"/>
    </style:style>
    <style:style style:name="P11" style:family="paragraph" style:parent-style-name="Standard">
      <style:text-properties officeooo:rsid="001f6c7a" officeooo:paragraph-rsid="002a497a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3f14" officeooo:paragraph-rsid="00293f14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bceb2" officeooo:paragraph-rsid="002bceb2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officeooo:rsid="002d3d8a" officeooo:paragraph-rsid="002d3d8a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86dbd" officeooo:paragraph-rsid="00286db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a497a" officeooo:paragraph-rsid="002a497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2a497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bceb2" officeooo:paragraph-rsid="002bceb2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e53b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dbf81" officeooo:paragraph-rsid="002d3d8a" style:font-size-asian="12pt" style:font-size-complex="12pt"/>
    </style:style>
    <style:style style:name="P24" style:family="paragraph" style:parent-style-name="Standard">
      <style:text-properties fo:font-size="12pt" officeooo:rsid="001dbf81" officeooo:paragraph-rsid="002d3d8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paragraph-rsid="00286dbd"/>
    </style:style>
    <style:style style:name="P26" style:family="paragraph" style:parent-style-name="Standard">
      <style:paragraph-properties fo:text-align="start" style:justify-single-word="false"/>
      <style:text-properties officeooo:paragraph-rsid="002e53b9"/>
    </style:style>
    <style:style style:name="P27" style:family="paragraph" style:parent-style-name="Table_20_Contents">
      <style:text-properties officeooo:paragraph-rsid="001e39a8"/>
    </style:style>
    <style:style style:name="P28" style:family="paragraph" style:parent-style-name="Table_20_Contents">
      <style:text-properties officeooo:rsid="00286dbd" officeooo:paragraph-rsid="00286dbd"/>
    </style:style>
    <style:style style:name="P29" style:family="paragraph" style:parent-style-name="Table_20_Contents">
      <style:text-properties officeooo:rsid="0012d696" officeooo:paragraph-rsid="002bceb2"/>
    </style:style>
    <style:style style:name="P30" style:family="paragraph" style:parent-style-name="Table_20_Contents">
      <style:text-properties officeooo:rsid="002bceb2" officeooo:paragraph-rsid="002bceb2"/>
    </style:style>
    <style:style style:name="P31" style:family="paragraph" style:parent-style-name="Table_20_Contents">
      <style:text-properties officeooo:rsid="002e53b9" officeooo:paragraph-rsid="002e53b9"/>
    </style:style>
    <style:style style:name="P32" style:family="paragraph" style:parent-style-name="Table_20_Contents">
      <style:text-properties officeooo:rsid="002fc994" officeooo:paragraph-rsid="002fc994"/>
    </style:style>
    <style:style style:name="P33" style:family="paragraph" style:parent-style-name="Heading_20_2">
      <style:text-properties fo:font-size="12pt" fo:font-weight="normal" officeooo:paragraph-rsid="001e39a8" style:font-size-asian="12pt" style:font-weight-asian="normal" style:font-size-complex="12pt" style:font-weight-complex="normal"/>
    </style:style>
    <style:style style:name="P34" style:family="paragraph" style:parent-style-name="Heading_20_2">
      <style:text-properties fo:font-size="12pt" fo:font-weight="normal" officeooo:rsid="002e53b9" officeooo:paragraph-rsid="002e53b9" style:font-size-asian="12pt" style:font-weight-asian="normal" style:font-size-complex="12pt" style:font-weight-complex="normal"/>
    </style:style>
    <style:style style:name="T1" style:family="text">
      <style:text-properties officeooo:rsid="001488c3"/>
    </style:style>
    <style:style style:name="T2" style:family="text">
      <style:text-properties officeooo:rsid="001800b7"/>
    </style:style>
    <style:style style:name="T3" style:family="text">
      <style:text-properties style:font-name="Bitstream Vera Serif"/>
    </style:style>
    <style:style style:name="T4" style:family="text">
      <style:text-properties officeooo:rsid="001dbf81"/>
    </style:style>
    <style:style style:name="T5" style:family="text">
      <style:text-properties fo:font-weight="bold"/>
    </style:style>
    <style:style style:name="T6" style:family="text">
      <style:text-properties officeooo:rsid="001e39a8"/>
    </style:style>
    <style:style style:name="T7" style:family="text">
      <style:text-properties style:text-underline-style="none"/>
    </style:style>
    <style:style style:name="T8" style:family="text">
      <style:text-properties officeooo:rsid="002a497a"/>
    </style:style>
    <style:style style:name="T9" style:family="text">
      <style:text-properties fo:font-size="12pt" style:text-underline-style="none" officeooo:rsid="00286dbd" style:font-size-asian="10.5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e53b9" style:font-size-asian="12pt" style:font-size-complex="12pt"/>
    </style:style>
    <style:style style:name="T12" style:family="text">
      <style:text-properties officeooo:rsid="001f6c7a"/>
    </style:style>
    <style:style style:name="T13" style:family="text">
      <style:text-properties officeooo:rsid="002bceb2"/>
    </style:style>
    <style:style style:name="T14" style:family="text">
      <style:text-properties officeooo:rsid="002d3d8a"/>
    </style:style>
    <style:style style:name="T15" style:family="text">
      <style:text-properties officeooo:rsid="002e53b9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style:text-underline-style="none" officeooo:rsid="002d3d8a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repository</text:p>
          </table:table-cell>
          <table:table-cell table:style-name="Tabelle1.B1" office:value-type="string">
            <text:p text:style-name="P7"><text:span text:style-name="T1">Ordner/Verzeichnis</text:span></text:p>
          </table:table-cell>
        </table:table-row>
        <table:table-row>
          <table:table-cell table:style-name="Tabelle1.A2" office:value-type="string">
            <text:p text:style-name="P31">Index</text:p>
          </table:table-cell>
          <table:table-cell table:style-name="Tabelle1.B2" office:value-type="string">
            <text:p text:style-name="P31">Bindung Zwischen schritt</text:p>
          </table:table-cell>
        </table:table-row>
        <table:table-row>
          <table:table-cell table:style-name="Tabelle1.A2" office:value-type="string">
            <text:p text:style-name="P31">commit</text:p>
          </table:table-cell>
          <table:table-cell table:style-name="Tabelle1.B2" office:value-type="string">
            <text:p text:style-name="P32">Zusage um vom Index zum Head zu wechseln</text:p>
          </table:table-cell>
        </table:table-row>
        <table:table-row>
          <table:table-cell table:style-name="Tabelle1.A2" office:value-type="string">
            <text:p text:style-name="P31">Head</text:p>
          </table:table-cell>
          <table:table-cell table:style-name="Tabelle1.B2" office:value-type="string">
            <text:p text:style-name="P31">Ist der Hauptverzeichnis</text:p>
          </table:table-cell>
        </table:table-row>
        <table:table-row>
          <table:table-cell table:style-name="Tabelle1.A2" office:value-type="string">
            <text:p text:style-name="P31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Cd</text:p>
          </table:table-cell>
          <table:table-cell table:style-name="Tabelle2.B1" office:value-type="string">
            <text:p text:style-name="P5">Wechsel des <text:span text:style-name="T14">Arbeitsverzeichnisses</text:span></text:p>
          </table:table-cell>
        </table:table-row>
        <table:table-row>
          <table:table-cell table:style-name="Tabelle2.A2" office:value-type="string">
            <text:p text:style-name="P30">cd ..</text:p>
          </table:table-cell>
          <table:table-cell table:style-name="Tabelle2.B2" office:value-type="string">
            <text:p text:style-name="P29"><text:span text:style-name="T13">Vom </text:span>Arbeitesverzeichniss <text:span text:style-name="T13">Ein Schritt zurück</text:span></text:p>
          </table:table-cell>
        </table:table-row>
        <table:table-row>
          <table:table-cell table:style-name="Tabelle2.A2" office:value-type="string">
            <text:p text:style-name="P8"><text:span text:style-name="T4">g</text:span>it pull</text:p>
          </table:table-cell>
          <table:table-cell table:style-name="Tabelle2.B2" office:value-type="string">
            <text:p text:style-name="P8">Verzeichnis aktualisieren</text:p>
          </table:table-cell>
        </table:table-row>
        <table:table-row>
          <table:table-cell table:style-name="Tabelle2.A2" office:value-type="string">
            <text:p text:style-name="P9">git add</text:p>
          </table:table-cell>
          <table:table-cell table:style-name="Tabelle2.B2" office:value-type="string">
            <text:p text:style-name="Table_20_Contents">zum <text:span text:style-name="T5">Index</text:span> hinzufügen</text:p>
          </table:table-cell>
        </table:table-row>
        <table:table-row>
          <table:table-cell table:style-name="Tabelle2.A2" office:value-type="string">
            <text:p text:style-name="P9">git commit -m "<text:span text:style-name="T6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 table:style-name="Tabelle2.6">
          <table:table-cell table:style-name="Tabelle2.A2" office:value-type="string">
            <text:p text:style-name="P9">git push</text:p>
          </table:table-cell>
          <table:table-cell table:style-name="Tabelle2.B2" office:value-type="string">
            <text:p text:style-name="P27"><text:span text:style-name="Source_20_Text"><text:span text:style-name="T6">Änderung hochladen</text:span></text:span></text:p>
          </table:table-cell>
        </table:table-row>
        <table:table-row table:style-name="Tabelle2.7">
          <table:table-cell table:style-name="Tabelle2.A2" office:value-type="string">
            <text:p text:style-name="P28">git rm -r Dateiname</text:p>
          </table:table-cell>
          <table:table-cell table:style-name="Tabelle2.B2" office:value-type="string">
            <text:h text:style-name="P33" text:outline-level="2">Datei aus dem Repositorium entfernen</text:h>
            <text:p text:style-name="P27"/>
          </table:table-cell>
        </table:table-row>
        <table:table-row table:style-name="Tabelle2.7">
          <table:table-cell table:style-name="Tabelle2.A2" office:value-type="string">
            <text:p text:style-name="P22">rm -rf <text:span text:style-name="T15">dateiname/</text:span></text:p>
          </table:table-cell>
          <table:table-cell table:style-name="Tabelle2.B2" office:value-type="string">
            <text:h text:style-name="P34" text:outline-level="2">Lösche den Ordner (Repositorium)</text:h>
          </table:table-cell>
        </table:table-row>
        <table:table-row table:style-name="Tabelle2.7">
          <table:table-cell table:style-name="Tabelle2.A2" office:value-type="string">
            <text:p text:style-name="P26"><text:span text:style-name="Source_20_Text"><text:span text:style-name="T17">git clone /pfad/zum/repository</text:span></text:span><text:span text:style-name="Source_20_Text"><text:span text:style-name="T10">git clone benutzername@host:/pfad/zum/repository</text:span></text:span></text:p>
          </table:table-cell>
          <table:table-cell table:style-name="Tabelle2.B2" office:value-type="string">
            <text:h text:style-name="P34" text:outline-level="2">Hauptverzeichnis Klonen</text:h>
          </table:table-cell>
        </table:table-row>
      </table:table>
      <text:p text:style-name="P12">Datei Hochladen</text:p>
      <text:p text:style-name="P2">Reihenfolge:</text:p>
      <text:p text:style-name="P2">1. <text:span text:style-name="T4">I</text:span>n der Konsole das Verzeichnis ansteuern von „git“ <text:span text:style-name="T4">wechseln den</text:span> man bearbeiten möchte</text:p>
      <text:p text:style-name="P2">z.B. </text:p>
      <text:p text:style-name="P2">„ <text:span text:style-name="T3">privat@privat:~$ cd tf/distance-us-v2-bricklet/</text:span></text:p>
      <text:p text:style-name="P2"><text:span text:style-name="T3"><text:s text:c="3"/>privat@privat:~/tf/distance-us-v2-bricklet$</text:span> „</text:p>
      <text:p text:style-name="P3">2. Den aktuellen stand Herunterlade mit dem Befehl „git pull“</text:p>
      <text:p text:style-name="P3">z.B</text:p>
      <text:p text:style-name="P3">„omar@omar-P6640:~/tf/distance-us-v2-bricklet$ git pull“</text:p>
      <text:p text:style-name="P3">3. Datei <text:span text:style-name="T6">Zum <text:s/>Index hinzufügen mit dem Befehl</text:span> „git add dateiname“</text:p>
      <text:p text:style-name="P4">z.B</text:p>
      <text:p text:style-name="P4">omar@omar-P6640:~/tf/distance-us-v2-bricklet$ git add Tutorial.odt</text:p>
      <text:p text:style-name="P4">4.Bestätigst du deine Änderungen Mit dem Befehl git commit-m" "</text:p>
      <text:p text:style-name="P4">z.B</text:p>
      <text:p text:style-name="P4">omar@omar-P6640:~/tf/distance-us-v2-bricklet$ git commit -m " "</text:p>
      <text:p text:style-name="P4">5.Mit „git push“ die Datei oder die Änderung Hochladen</text:p>
      <text:p text:style-name="P4">z.B</text:p>
      <text:p text:style-name="P4">omar@omar-P6640:~/tf/distance-us-v2-bricklet$ git push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Datei Löschen</text:p>
      <text:p text:style-name="P16">Reihenfolge: </text:p>
      <text:p text:style-name="P16">1. Ordner muss auf den aktuellen Stand sein!!!</text:p>
      <text:p text:style-name="P25"><text:span text:style-name="T9">2. </text:span>Datei aus dem Repositorium entfernen</text:p>
      <text:p text:style-name="P17">z.B</text:p>
      <text:p text:style-name="P17">omar@omar-P6640:~/tf/distance-us-v2-bricklet$ git rm -r Schaltplan_Ultraschallsensor</text:p>
      <text:p text:style-name="P17">3. <text:span text:style-name="T12">Bestätigst du deine Änderungen Mit dem Befehl git commit-m"</text:span>Lösche <text:span text:style-name="T12"><text:s/></text:span>Dateiname<text:span text:style-name="T12">"</text:span></text:p>
      <text:p text:style-name="P11">z.B</text:p>
      <text:p text:style-name="P18">omar@omar-P6640:~/tf/distance-us-v2-bricklet$ git commit -m "<text:span text:style-name="T8">Lösche</text:span> <text:span text:style-name="T8">Schaltplan_Ultraschallsensor</text:span>"</text:p>
      <text:p text:style-name="P17">4. <text:span text:style-name="T12">Mit „git push“ die Datei oder die Änderung Hochladen</text:span></text:p>
      <text:p text:style-name="P11">z.B</text:p>
      <text:p text:style-name="P18">omar@omar-P6640:~/tf/distance-us-v2-bricklet$ git push</text:p>
      <text:p text:style-name="P13"/>
      <text:p text:style-name="P13"/>
      <text:p text:style-name="P14">Hauptverzeichnis Klonen</text:p>
      <text:p text:style-name="P19">Reihenfolge:</text:p>
      <text:p text:style-name="P20">1. Lösche <text:span text:style-name="T14">Ordner (nur wenn der Ordner bereits existiert)</text:span></text:p>
      <text:p text:style-name="P21">z.B</text:p>
      <text:p text:style-name="P21">omar@omar-P6640:~/tf$ rm -rf distance-us-v2-bricklet/</text:p>
      <text:p text:style-name="P21">2. Hauptverzeichnis Klonen</text:p>
      <text:p text:style-name="P21">z.B</text:p>
      <text:p text:style-name="P15"><text:span text:style-name="T10">omar@omar-P6640:~/tf$ git clone </text:span><text:a xlink:type="simple" xlink:href="mailto:git@github.com" text:style-name="Internet_20_link" text:visited-style-name="Visited_20_Internet_20_Link"><text:span text:style-name="T10">git@github.com</text:span></text:a><text:span text:style-name="T10">:Tinkerforge/distance-us-v2-bricklet.git</text:span></text:p>
      <text:p text:style-name="P21">3.<text:span text:style-name="T4">en aktuellen stand Herunterlade mit dem Befehl „git pull“</text:span></text:p>
      <text:p text:style-name="P24">z.B</text:p>
      <text:p text:style-name="P23">„omar@omar-P6640:~/tf/distance-us-v2-bricklet$ git pull“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2T11:04:59.042807851</dc:date>
    <meta:editing-duration>PT35M26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2" meta:paragraph-count="69" meta:word-count="252" meta:character-count="2161" meta:non-whitespace-character-count="1970"/>
  </office:meta>
</office:document-meta>
</file>